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JetBrains Mono" fo:font-size="13pt" officeooo:rsid="000a7af4" officeooo:paragraph-rsid="000a7af4" style:font-size-asian="11.3500003814697pt" style:font-size-complex="13pt"/>
    </style:style>
    <style:style style:name="P2" style:family="paragraph" style:parent-style-name="Standard">
      <style:text-properties style:font-name="JetBrains Mono" fo:font-size="13pt" officeooo:rsid="000de47c" officeooo:paragraph-rsid="000de47c" style:font-size-asian="11.3500003814697pt" style:font-size-complex="13pt"/>
    </style:style>
    <style:style style:name="P3" style:family="paragraph" style:parent-style-name="Standard">
      <style:text-properties officeooo:paragraph-rsid="000a7af4"/>
    </style:style>
    <style:style style:name="P4" style:family="paragraph" style:parent-style-name="Standard">
      <style:text-properties fo:color="#000000" loext:opacity="100%" style:font-name="JetBrains Mono1" fo:font-size="13pt" fo:font-style="normal" fo:font-weight="normal" officeooo:rsid="000cfa22" officeooo:paragraph-rsid="000cfa22" style:font-size-asian="13pt" style:font-style-asian="normal" style:font-weight-asian="normal" style:font-size-complex="13pt" style:font-weight-complex="normal"/>
    </style:style>
    <style:style style:name="P5" style:family="paragraph" style:parent-style-name="Standard">
      <style:text-properties fo:color="#000000" loext:opacity="100%" style:font-name="JetBrains Mono1" fo:font-size="13pt" fo:font-style="normal" fo:font-weight="normal" officeooo:rsid="000de47c" officeooo:paragraph-rsid="000cfa22" style:font-size-asian="13pt" style:font-style-asian="normal" style:font-weight-asian="normal" style:font-size-complex="13pt" style:font-weight-complex="normal"/>
    </style:style>
    <style:style style:name="P6" style:family="paragraph" style:parent-style-name="Standard">
      <style:text-properties fo:color="#000000" loext:opacity="100%" style:font-name="JetBrains Mono1" fo:font-size="13pt" fo:font-style="normal" fo:font-weight="normal" officeooo:rsid="000de47c" officeooo:paragraph-rsid="000de47c" style:font-size-asian="13pt" style:font-style-asian="normal" style:font-weight-asian="normal" style:font-size-complex="13pt" style:font-weight-complex="normal"/>
    </style:style>
    <style:style style:name="T1" style:family="text">
      <style:text-properties style:font-name="JetBrains Mono" fo:font-size="13pt" officeooo:rsid="000a7af4" style:font-size-asian="11.3500003814697pt" style:font-size-complex="13pt"/>
    </style:style>
    <style:style style:name="T2" style:family="text">
      <style:text-properties fo:color="#000000" loext:opacity="100%" style:font-name="JetBrains Mono1" fo:font-size="13pt" fo:font-style="normal" fo:font-weight="normal" officeooo:rsid="000a7af4" style:font-size-asian="13pt" style:font-style-asian="normal" style:font-weight-asian="normal" style:font-size-complex="13pt" style:font-weight-complex="normal"/>
    </style:style>
    <style:style style:name="T3" style:family="text">
      <style:text-properties fo:color="#000000" loext:opacity="100%" style:font-name="JetBrains Mono1" fo:font-size="13pt" fo:font-style="normal" fo:font-weight="normal" officeooo:rsid="000cfa22" style:font-size-asian="13pt" style:font-style-asian="normal" style:font-weight-asian="normal" style:font-size-complex="13pt" style:font-weight-complex="normal"/>
    </style:style>
    <style:style style:name="T4" style:family="text">
      <style:text-properties officeooo:rsid="000de47c"/>
    </style:style>
    <style:style style:name="T5" style:family="text">
      <style:text-properties officeooo:rsid="000e9fd6"/>
    </style:style>
    <style:style style:name="T6" style:family="text">
      <style:text-properties officeooo:rsid="000f10e7"/>
    </style:style>
    <style:style style:name="T7" style:family="text">
      <style:text-properties officeooo:rsid="00102e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ktop Version Layout:</text:p>
      <text:p text:style-name="P1"/>
      <text:p text:style-name="P1">Für die Desktop Version hab ich einen Mix aus Flexbox und Grid verwendet. Der Body wurde als Flexbox gesetzt mit der Richtung column, da allgemein alle Objekte untereinander gestapelt sein sollen.</text:p>
      <text:p text:style-name="P1"/>
      <text:p text:style-name="P1">Da der Hauptcontent im Main liegt, habe ich diesen mit Grid gelayoutet. Jede spalte <text:span text:style-name="T4">besteht aus 3 Elementen und</text:span> ist 1fr groß und die Reihen werden automatisch generiert, wobei hier auch jede 1fr groß ist. </text:p>
      <text:p text:style-name="P1">Jedes Element im Main ist in einer <text:span text:style-name="T6">div</text:span> „Box“, welche aus Überschrift, Animation bzw. interaktive Fläche und einem Erklärfeld besteht. </text:p>
      <text:p text:style-name="P3"><text:span text:style-name="T1">Die Erste „Box“ ist in der ersten Reihe angeordnet. Das Element darf hierbei die gesamte Breite benutzen. Dies habe ich mit </text:span><text:span text:style-name="T2">grid-column: 1/-1; </text:span><text:span text:style-name="T3">gemacht. </text:span></text:p>
      <text:p text:style-name="P4">Um die anderen „Boxen“ anzusprechen, habe ich die Klasse mit nth-child(n) angesprochen und demnach auch in die richtige Reihe und Spalte gesetzt. </text:p>
      <text:p text:style-name="P4"/>
      <text:p text:style-name="P4">Handy Version Layout:</text:p>
      <text:p text:style-name="P4"/>
      <text:p text:style-name="P4">Die Handy Version habe ich ab 650px anfangen lassen. Hierbei habe ich auch den Main in ein Flexbox Layout umgewandelt, da alle Elemente untereinander gereiht werden sollen. Dabei habe ich am Anfang an geachtet, das die SVG-Felder maximal 320px breit sind, da Handys normalerweise nicht enger sind. Die erste Überschrift wurde auf 1.5rem geändert, damit sie nicht zu groß wirkt. </text:p>
      <text:p text:style-name="P5"/>
      <text:p text:style-name="P6">Tablet Version Layout:</text:p>
      <text:p text:style-name="P6"/>
      <text:p text:style-name="P2">In der Tablet Version habe ich das Template auf zwei Spalten begrenzt. Hier musste ich nur die Elemente im Grid anders <text:span text:style-name="T5">anordnen</text:span>, da<text:span text:style-name="T5">mit</text:span> jede<text:span text:style-name="T5">s</text:span> genug Platz hat. <tex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2T14:02:32.873813997</meta:creation-date>
    <dc:date>2021-12-14T14:13:42.120848886</dc:date>
    <meta:editing-duration>PT9M19S</meta:editing-duration>
    <meta:editing-cycles>6</meta:editing-cycles>
    <meta:generator>LibreOffice/7.2.4.1$Linux_X86_64 LibreOffice_project/27d75539669ac387bb498e35313b970b7fe9c4f9</meta:generator>
    <meta:document-statistic meta:table-count="0" meta:image-count="0" meta:object-count="0" meta:page-count="1" meta:paragraph-count="10" meta:word-count="228" meta:character-count="1436" meta:non-whitespace-character-count="1211"/>
  </office:meta>
</office:document-meta>
</file>